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Linux Libertine Display O" svg:font-family="Linux Libertine Display O"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Linux Libertine Display O"/>
    </style:style>
    <style:style style:name="P3"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6"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fo:font-size="19pt" style:font-size-asian="19pt" style:font-size-complex="19pt" style:text-underline-type="single" style:text-underline-style="solid" style:text-underline-width="auto" style:text-underline-mode="continuous"/>
    </style:style>
    <style:style style:name="P7"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8"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9"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0"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1"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2"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31pt" style:font-size-asian="31pt" style:font-size-complex="31pt"/>
    </style:style>
    <style:style style:name="P13"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4"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5"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4pt" style:font-size-asian="14pt" style:font-size-complex="14pt"/>
    </style:style>
    <style:style style:name="P16"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text-properties style:font-name="Linux Libertine Display O" fo:font-size="15pt" style:font-size-asian="15pt" style:font-size-complex="15pt"/>
    </style:style>
    <style:style style:name="P17" style:parent-style-name="Header" style:family="paragraph">
      <style:paragraph-properties fo:text-align="center">
        <style:tab-stops>
          <style:tab-stop style:type="left" style:position="2.0895in"/>
          <style:tab-stop style:type="left" style:position="3.652in"/>
          <style:tab-stop style:type="right" style:position="6.693in"/>
        </style:tab-stops>
      </style:paragraph-properties>
    </style:style>
    <style:style style:name="T18" style:parent-style-name="DefaultParagraphFont" style:family="text">
      <style:text-properties style:font-name="Linux Libertine Display O" fo:font-size="14pt" style:font-size-asian="14pt" style:font-size-complex="14pt"/>
    </style:style>
    <style:style style:name="T19" style:parent-style-name="DefaultParagraphFont" style:family="text">
      <style:text-properties style:font-name="Linux Libertine Display O" style:text-position="super 64.2%" fo:font-size="14pt" style:font-size-asian="14pt" style:font-size-complex="14pt"/>
    </style:style>
    <style:style style:name="T20" style:parent-style-name="DefaultParagraphFont" style:family="text">
      <style:text-properties style:font-name="Linux Libertine Display O" fo:font-size="14pt" style:font-size-asian="14pt" style:font-size-complex="14pt"/>
    </style:style>
    <style:style style:name="P2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style:style>
    <style:style style:name="P2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6"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7"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8"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29"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0"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5"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6"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7"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8"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39"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0"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1"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3"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4"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45" style:parent-style-name="Standard" style:family="paragraph">
      <style:paragraph-properties fo:line-height="115%"/>
      <style:text-properties style:font-name="Linux Libertine Display O" fo:font-weight="bold" style:font-weight-asian="bold" style:font-weight-complex="bold" fo:font-size="16pt" style:font-size-asian="16pt" style:font-size-complex="16pt"/>
    </style:style>
    <style:style style:name="P46" style:parent-style-name="Standard" style:family="paragraph">
      <style:paragraph-properties fo:line-height="115%"/>
      <style:text-properties style:font-name="Linux Libertine Display O"/>
    </style:style>
    <style:style style:name="P47" style:parent-style-name="Standard" style:family="paragraph">
      <style:paragraph-properties fo:line-height="115%"/>
      <style:text-properties style:font-name="Linux Libertine Display O"/>
    </style:style>
    <style:style style:name="P48" style:parent-style-name="Standard" style:family="paragraph">
      <style:paragraph-properties fo:line-height="115%"/>
      <style:text-properties style:font-name="Linux Libertine Display O"/>
    </style:style>
    <style:style style:name="P49"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50" style:parent-style-name="Standard" style:family="paragraph">
      <style:paragraph-properties fo:line-height="115%"/>
      <style:text-properties style:font-name="Linux Libertine Display O"/>
    </style:style>
    <style:style style:name="P51"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52" style:parent-style-name="Standard" style:family="paragraph">
      <style:paragraph-properties fo:line-height="115%"/>
      <style:text-properties style:font-name="Linux Libertine Display O" style:text-underline-type="single" style:text-underline-style="solid" style:text-underline-width="auto" style:text-underline-mode="continuous"/>
    </style:style>
    <style:style style:name="P53" style:parent-style-name="Standard" style:family="paragraph">
      <style:paragraph-properties fo:line-height="115%"/>
    </style:style>
    <style:style style:name="T54" style:parent-style-name="DefaultParagraphFont" style:family="text">
      <style:text-properties style:font-name="Linux Libertine Display O"/>
    </style:style>
    <style:style style:name="P55" style:parent-style-name="Standard" style:family="paragraph">
      <style:paragraph-properties fo:line-height="115%"/>
      <style:text-properties style:font-name="Linux Libertine Display O"/>
    </style:style>
    <style:style style:name="P56" style:parent-style-name="Standard" style:family="paragraph">
      <style:paragraph-properties fo:line-height="115%"/>
    </style:style>
    <style:style style:name="T57" style:parent-style-name="DefaultParagraphFont" style:family="text">
      <style:text-properties style:font-name="Linux Libertine Display O"/>
    </style:style>
    <style:style style:name="P58" style:parent-style-name="Standard" style:family="paragraph">
      <style:paragraph-properties fo:line-height="115%">
        <style:tab-stops>
          <style:tab-stop style:type="left" style:position="1.3388in"/>
        </style:tab-stops>
      </style:paragraph-properties>
      <style:text-properties style:font-name="Linux Libertine Display O"/>
    </style:style>
    <style:style style:name="P59" style:parent-style-name="Standard" style:family="paragraph">
      <style:paragraph-properties fo:line-height="115%">
        <style:tab-stops>
          <style:tab-stop style:type="left" style:position="1.3388in"/>
        </style:tab-stops>
      </style:paragraph-properties>
      <style:text-properties style:font-name="Linux Libertine Display O" fo:font-weight="bold" style:font-weight-asian="bold" style:font-weight-complex="bold" fo:font-size="13pt" style:font-size-asian="13pt" style:font-size-complex="13pt"/>
    </style:style>
    <style:style style:name="P60" style:parent-style-name="Standard" style:family="paragraph">
      <style:paragraph-properties fo:line-height="115%">
        <style:tab-stops>
          <style:tab-stop style:type="left" style:position="1.3388in"/>
        </style:tab-stops>
      </style:paragraph-properties>
    </style:style>
    <style:style style:name="P61" style:parent-style-name="Standard" style:family="paragraph">
      <style:paragraph-properties fo:line-height="115%"/>
    </style:style>
    <style:style style:name="T62" style:parent-style-name="DefaultParagraphFont" style:family="text">
      <style:text-properties style:font-name="Linux Libertine Display O"/>
    </style:style>
    <style:style style:name="T63" style:parent-style-name="DefaultParagraphFont" style:family="text">
      <style:text-properties style:font-name="Linux Libertine Display O"/>
    </style:style>
    <style:style style:name="P64" style:parent-style-name="Standard" style:family="paragraph">
      <style:paragraph-properties fo:line-height="115%"/>
      <style:text-properties style:font-name="Linux Libertine Display O"/>
    </style:style>
    <style:style style:name="P65" style:parent-style-name="Standard" style:family="paragraph">
      <style:paragraph-properties fo:line-height="115%"/>
    </style:style>
    <style:style style:name="T66" style:parent-style-name="DefaultParagraphFont" style:family="text">
      <style:text-properties style:font-name="Linux Libertine Display O"/>
    </style:style>
    <style:style style:name="P67" style:parent-style-name="Standard" style:family="paragraph">
      <style:paragraph-properties fo:line-height="115%"/>
    </style:style>
    <style:style style:name="P68"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69" style:parent-style-name="Standard" style:family="paragraph">
      <style:paragraph-properties fo:line-height="115%"/>
      <style:text-properties style:text-underline-type="single" style:text-underline-style="solid" style:text-underline-width="auto" style:text-underline-mode="continuous"/>
    </style:style>
    <style:style style:name="P70" style:parent-style-name="Standard" style:family="paragraph">
      <style:paragraph-properties fo:line-height="115%"/>
      <style:text-properties style:font-name="Linux Libertine Display O"/>
    </style:style>
    <style:style style:name="P71" style:parent-style-name="Standard" style:family="paragraph">
      <style:paragraph-properties fo:line-height="115%"/>
      <style:text-properties style:font-name="Linux Libertine Display O"/>
    </style:style>
    <style:style style:name="P72" style:parent-style-name="Standard" style:family="paragraph">
      <style:paragraph-properties fo:line-height="115%"/>
      <style:text-properties style:font-name="Linux Libertine Display O"/>
    </style:style>
    <style:style style:name="P73"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74" style:parent-style-name="Standard" style:family="paragraph">
      <style:paragraph-properties fo:line-height="115%"/>
      <style:text-properties style:font-name="Linux Libertine Display O"/>
    </style:style>
    <style:style style:name="P75" style:parent-style-name="Standard" style:family="paragraph">
      <style:paragraph-properties fo:line-height="115%"/>
      <style:text-properties style:font-name="Linux Libertine Display O"/>
    </style:style>
    <style:style style:name="P76" style:parent-style-name="Standard" style:family="paragraph">
      <style:paragraph-properties fo:line-height="115%"/>
      <style:text-properties style:font-name="Linux Libertine Display O"/>
    </style:style>
    <style:style style:name="P77" style:parent-style-name="Standard" style:family="paragraph">
      <style:paragraph-properties fo:line-height="115%"/>
      <style:text-properties style:font-name="Linux Libertine Display O"/>
    </style:style>
    <style:style style:name="P78" style:parent-style-name="Standard" style:family="paragraph">
      <style:paragraph-properties fo:line-height="115%"/>
      <style:text-properties style:font-name="Linux Libertine Display O"/>
    </style:style>
    <style:style style:name="P79" style:parent-style-name="Standard" style:family="paragraph">
      <style:paragraph-properties fo:line-height="115%"/>
      <style:text-properties style:font-name="Linux Libertine Display O"/>
    </style:style>
    <style:style style:name="P80" style:parent-style-name="Standard" style:family="paragraph">
      <style:paragraph-properties fo:line-height="115%"/>
      <style:text-properties style:font-name="Linux Libertine Display O" fo:font-weight="bold" style:font-weight-asian="bold" style:font-weight-complex="bold" fo:font-size="13pt" style:font-size-asian="13pt" style:font-size-complex="13pt"/>
    </style:style>
    <style:style style:name="P81"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82"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83" style:parent-style-name="Standard" style:family="paragraph">
      <style:paragraph-properties fo:line-height="115%"/>
      <style:text-properties style:font-name="Linux Libertine Display O"/>
    </style:style>
    <style:style style:name="P84" style:parent-style-name="Standard" style:family="paragraph">
      <style:paragraph-properties fo:line-height="115%"/>
      <style:text-properties style:font-name="Linux Libertine Display O"/>
    </style:style>
    <style:style style:name="P85" style:parent-style-name="Standard" style:family="paragraph">
      <style:paragraph-properties fo:line-height="115%"/>
      <style:text-properties style:font-name="Linux Libertine Display O"/>
    </style:style>
    <style:style style:name="P86" style:parent-style-name="Standard" style:family="paragraph">
      <style:paragraph-properties fo:line-height="115%"/>
      <style:text-properties style:font-name="Linux Libertine Display O" fo:color="#FF0000"/>
    </style:style>
    <style:style style:name="P87" style:parent-style-name="Standard" style:family="paragraph">
      <style:paragraph-properties fo:line-height="115%"/>
      <style:text-properties style:font-name="Linux Libertine Display O"/>
    </style:style>
    <style:style style:name="P88" style:parent-style-name="Standard" style:family="paragraph">
      <style:paragraph-properties fo:line-height="115%"/>
    </style:style>
    <style:style style:name="T89" style:parent-style-name="DefaultParagraphFont" style:family="text">
      <style:text-properties style:font-name="Linux Libertine Display O"/>
    </style:style>
    <style:style style:name="P90" style:parent-style-name="Standard" style:family="paragraph">
      <style:paragraph-properties fo:line-height="115%"/>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1" style:parent-style-name="Standard" style:family="paragraph">
      <style:paragraph-properties fo:line-height="115%"/>
      <style:text-properties style:font-name="Linux Libertine Display O"/>
    </style:style>
    <style:style style:name="P92"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3"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4"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5"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6"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7"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8"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99"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100" style:parent-style-name="Standard" style:family="paragraph">
      <style:text-properties style:font-name="Linux Libertine Display O" fo:font-weight="bold" style:font-weight-asian="bold" style:font-weight-complex="bold" style:text-underline-type="single" style:text-underline-style="solid" style:text-underline-width="auto" style:text-underline-mode="continuous"/>
    </style:style>
    <style:style style:name="P101"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102" style:parent-style-name="Standard" style:family="paragraph">
      <style:text-properties style:font-name="Linux Libertine Display O"/>
    </style:style>
    <style:style style:name="P103" style:parent-style-name="Standard" style:family="paragraph">
      <style:text-properties style:font-name="Linux Libertine Display O"/>
    </style:style>
    <style:style style:name="P104" style:parent-style-name="Standard" style:family="paragraph">
      <style:text-properties style:font-name="Linux Libertine Display O"/>
    </style:style>
    <style:style style:name="P105" style:parent-style-name="Standard" style:family="paragraph">
      <style:text-properties style:font-name="Linux Libertine Display O"/>
    </style:style>
    <style:style style:name="P106" style:parent-style-name="Standard" style:family="paragraph">
      <style:text-properties style:font-name="Linux Libertine Display O"/>
    </style:style>
    <style:style style:name="P107" style:parent-style-name="Standard" style:family="paragraph">
      <style:text-properties style:font-name="Linux Libertine Display O"/>
    </style:style>
    <style:style style:name="P108" style:parent-style-name="Standard" style:family="paragraph">
      <style:text-properties style:font-name="Linux Libertine Display O"/>
    </style:style>
    <style:style style:name="P109" style:parent-style-name="Standard" style:family="paragraph">
      <style:text-properties style:font-name="Linux Libertine Display O"/>
    </style:style>
    <style:style style:name="P110" style:parent-style-name="Standard" style:family="paragraph">
      <style:text-properties style:font-name="Linux Libertine Display O"/>
    </style:style>
    <style:style style:name="P111" style:parent-style-name="Standard" style:family="paragraph">
      <style:text-properties style:font-name="Linux Libertine Display O"/>
    </style:style>
    <style:style style:name="P112" style:parent-style-name="Standard" style:family="paragraph">
      <style:text-properties style:font-name="Linux Libertine Display O"/>
    </style:style>
    <style:style style:name="P113" style:parent-style-name="Standard" style:family="paragraph">
      <style:text-properties style:font-name="Linux Libertine Display O"/>
    </style:style>
    <style:style style:name="P114" style:parent-style-name="Standard" style:family="paragraph">
      <style:paragraph-properties fo:line-height="115%"/>
      <style:text-properties style:font-name="Linux Libertine Display O" fo:font-weight="bold" style:font-weight-asian="bold" style:font-weight-complex="bold" fo:font-size="17pt" style:font-size-asian="17pt" style:font-size-complex="17pt"/>
    </style:style>
    <style:style style:name="P115" style:parent-style-name="Standard" style:family="paragraph">
      <style:text-properties style:font-name="Linux Libertine Display O"/>
    </style:style>
    <style:style style:name="P116" style:parent-style-name="Standard" style:family="paragraph">
      <style:text-properties style:font-name="Linux Libertine Display O"/>
    </style:style>
    <style:style style:name="P117" style:parent-style-name="Standard" style:family="paragraph">
      <style:text-properties style:font-name="Linux Libertine Display O"/>
    </style:style>
    <style:style style:name="P118" style:parent-style-name="Standard" style:family="paragraph">
      <style:text-properties style:font-name="Linux Libertine Display O"/>
    </style:style>
    <style:style style:name="P119" style:parent-style-name="Standard" style:family="paragraph">
      <style:text-properties style:font-name="Linux Libertine Display O"/>
    </style:style>
    <style:style style:name="P120" style:parent-style-name="Standard" style:family="paragraph">
      <style:text-properties style:font-name="Linux Libertine Display O"/>
    </style:style>
    <style:style style:name="P121" style:parent-style-name="Standard" style:family="paragraph">
      <style:text-properties style:font-name="Linux Libertine Display O"/>
    </style:style>
    <style:style style:name="P122" style:parent-style-name="Standard" style:family="paragraph">
      <style:text-properties style:font-name="Linux Libertine Display O"/>
    </style:style>
    <style:style style:name="P123" style:parent-style-name="Standard" style:family="paragraph">
      <style:text-properties style:font-name="Linux Libertine Display O"/>
    </style:style>
    <style:style style:name="P124" style:parent-style-name="Standard" style:family="paragraph">
      <style:text-properties style:font-name="Linux Libertine Display O"/>
    </style:style>
    <style:style style:name="T125" style:parent-style-name="DefaultParagraphFont" style:family="text">
      <style:text-properties style:font-name="Linux Libertine Display O"/>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CS2006 H1</text:p>
      <text:p text:style-name="P12"/>
      <text:p text:style-name="P13">Tutor: Steve Linton</text:p>
      <text:p text:style-name="P14"/>
      <text:p text:style-name="P15">220021156, 220017801, 220014343</text:p>
      <text:p text:style-name="P16"/>
      <text:p text:style-name="P17"><text:span text:style-name="T18">7</text:span><text:span text:style-name="T19">th</text:span><text:span text:style-name="T20"><text:s/>Feb 2024</text:span></text:p>
      <text:p text:style-name="P21"/>
      <text:p text:style-name="P22"><text:tab/><text:tab/><text:tab/></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list text:style-name="LFO2" text:continue-numbering="true">
        <text:list-item>
          <text:p text:style-name="P45">Overview</text:p>
        </text:list-item>
      </text:list>
      <text:p text:style-name="P46"/>
      <text:p text:style-name="P47">In this practical, we were asked to use the Haskell programming language to create an interactive, text-based game which revolves around leaving the house. We were meant to do so by implementing <text:s/>‘movement’ between rooms, <text:s/>the ability to pick up and drop objects as well as commands specifically defined to pour and drink coffee and open the door. We achieved all of these requirements as well as adding more rooms and puzzles, using the parser file, allowing the user to save and load the game, using the Haskeline library for reading the user’s input, and have QuickCheck tests which test the functionality of the program. We achieved this by modifying the Actions.hs, World.hs and Adventure.hs file.</text:p>
      <text:p text:style-name="P48"/>
      <text:list text:style-name="LFO2" text:continue-numbering="true">
        <text:list-item>
          <text:p text:style-name="P49">Design</text:p>
        </text:list-item>
      </text:list>
      <text:p text:style-name="P50"/>
      <text:p text:style-name="P51">2.1<text:s/>World.hs</text:p>
      <text:p text:style-name="P52"/>
      <text:p text:style-name="P53"><text:span text:style-name="T54">The World.hs file has been modified by adding more boolean attributes to the GameData data-type, which represent further puzzles which need to be completed in order to complete/run the game. These attributes allow for different endings of the game, such as leaving the house without keys resulting in being locked out, or attempting to move while the lights are off resulting in you hitting your head and losing. We implemented this as it gave more variety to the game, whereas, in the original version the game always ended in the user winning (given that the game is completed), our version can result in the game being complete but the user losing (in multiple ways). These different ways are elaborated more within the design description of Actions.hs.</text:span></text:p>
      <text:p text:style-name="P55"/>
      <text:p text:style-name="P56"><text:span text:style-name="T57">We also modified the Action type, to take an Object instead of a String, this allowed us to use Objects in place of strings for all the Action methods, as well as the helper methods within Actions.hs. Since the go ‘action’ needs to take a direction as a parameter instead of an object, go is no longer defined as an Action, and instead is of the type Move, which takes a Direction instead of a Object. We created this type as it allows the direction and object types to not be linked in anyway, which made it easier to get the action/move type from the input, and then check for a direction or object, depending on which is relevant to the type already passed. This was needed in order to represent the objects, directions and commands without the use of strings, as required in the specification.</text:span></text:p>
      <text:p text:style-name="P58"/>
      <text:p text:style-name="P59">2.2<text:s/>Actions.hs</text:p>
      <text:p text:style-name="P60"/>
      <text:p text:style-name="P61"><text:span text:style-name="T62">Actions.hs defines the function to convert to actions, moves, and commands, which has been explained previously. Additionally, it defines the objectOptions and directions functions, which convert strings to Objects or Directions, and allows these objects/directions to represent parameters for functions after they are first input. Move exhaustively lists the different valid combinations of rooms and directions, and returns the room which is linked in that direction. Given more time we would investiagte making this function more concise, however we found the way we did it to be more intuitive, and not long enough to justify changing. Within the<text:s/></text:span><text:soft-page-break/><text:span text:style-name="T63">removeObject, removeInv and updateRoom functions, we use the higher order function filter, as we felt it was the most efficient and intuitive way to remove items from lists. The get function performs as specified, additionally it has a separate case if the object being retrieved is the keys, as this required the collectKeys method to be called. Similarly the put method also has a special case for if the object is keys so dropKeys can be called. The pour method must take coffeepot as the object passed in, while the drink method must take mug or coffeepot. Although there is no logic performed on the object itself, it would not make sense for the user to input ‘pour laptop’ or ‘drink laptop’ and the coffee be poured or drunk, and we felt ‘pour’ and ‘drink’ in themselves were not explicit enough. This is not true of the additional commands we defined, such as dress and brush, which we felt were fairly unambiguous and easy for the user to understand, even without an object to identify what these commands are being performed with/to.</text:span></text:p>
      <text:p text:style-name="P64"/>
      <text:p text:style-name="P65"><text:span text:style-name="T66">The collectKeys and dropKeys functions are used to allow for the lose condition of the user leaving the house without their keys. We allowed the user to leave the house, and then tell them they are locked out; we felt it was more interesting for the user to feel like they have ‘won’ the game, before surprising them with a lose condition, which leads to a greater diversity in game. The function lights is used to switch the lights on and off, this is done as within the go method, the boolean lightsOn is checked, if the lights are off, the user hits their head (and lose the game if they try to move with the lights off). The brush and dress functions are added as if the user does not brush their teeth and leaves the house they lose, and if they do not dress, they are not able to leave the house (meaning it acts in a similar way to drinking coffee). These, as mentioned previously, allow for more variety in the game, and add more puzzles to the game, making the game more engaging in general.</text:span></text:p>
      <text:p text:style-name="P67"/>
      <text:p text:style-name="P68">2.3<text:s/>SaveLoad.hs</text:p>
      <text:p text:style-name="P69"/>
      <text:p text:style-name="P70">The saveToFile function can be called to save current game state. It prompts the user for a filename to save under and then saves the file into a directory ‘savedGames’ to provide a central location for saved games. We felt this was a more neat approach than allowing the user to save the game in any location.</text:p>
      <text:p text:style-name="P71"/>
      <text:p text:style-name="P72">We created our own functions to convert the game state into JSON strings. Although there are likely pre-defined functions and libraries to do this, writing our own allowed us more control over the process. We decided to save the game state as one stringified GameData record, which contained records for all the rooms, objects, exits nested inside. This made loading the game state easier.</text:p>
      <text:p text:style-name="P73"/>
      <text:p text:style-name="P74">For the loading functionality, the user is also prompted for a filename. The program then searches for the file in the ‘savedGames’ directory, and if that file doesn’t exist or doesn’t contain a valid game state, outputs an error. We felt using this ‘savedGames’ directory helped keep the save and load functionality more simple, although we understand that running the game from outwith the game directory could cause issues.</text:p>
      <text:p text:style-name="P75"/>
      <text:soft-page-break/>
      <text:p text:style-name="P76">We decided to utilise the ‘Data.Aeson’ package to help with parsing the file to be loaded. We had originally intended to write our own parsers however dealing with the nested structure proved overly challenging. We created various instances of FromJSON to create the parsers for each record type and linked them together to create a GameData parser. Although the code for this may appear confusing, we felt it was the most concise and logical solution to this parsing issue.</text:p>
      <text:p text:style-name="P77"/>
      <text:p text:style-name="P78">We then created commands for ‘save’ and ‘load’ in ‘Actions.hs’. This proved to be challenging due to ‘saveToFile’ and ‘loadFile’ returning IO monads. Our original solution to this issue was to make all commands, actions, and moves return IO monads, to allow all user inputs to be handled using the same method in ‘Adventure.hs’. We felt this solution wasn’t ideal and instead chose to separate the handling of the IO functions from the pure functions within the process function in ‘Adventure.hs’.</text:p>
      <text:p text:style-name="P79"/>
      <text:p text:style-name="P80">2.4<text:s/>Adventure.hs</text:p>
      <text:p text:style-name="P81"/>
      <text:list text:style-name="LFO2" text:continue-numbering="true">
        <text:list-item>
          <text:p text:style-name="P82">Testing</text:p>
        </text:list-item>
      </text:list>
      <text:p text:style-name="P83"/>
      <text:p text:style-name="P84">We used the QuickCheck library to implement automatic testing of our program. Using arbitrary values of various entities that can be used within the GameData type, QuickCheck generates random instances of commands and state which are used to check that our functions satisfy the properties we expect.<text:s/></text:p>
      <text:p text:style-name="P85"/>
      <text:p text:style-name="P86">To make the program more readable, the tests are contained within the Test.hs file and we created an Arbitraries.hs file which contains instances of the Arbitrary type for Object, Room, Direction and GameData.<text:s/></text:p>
      <text:p text:style-name="P87"/>
      <text:p text:style-name="P88"><text:span text:style-name="T89">Object, Room and Direction are given any value from the instances of their type we had defined. These randomly selected entities are then used to form a game state, with a random inventory, current room and internal states such as caffeinated, in order to represent different stages of the game.<text:s/></text:span></text:p>
      <text:p text:style-name="P90"/>
      <text:p text:style-name="P91">We also extensively tested the logic of the game whilst playing. There were a few instances where we found that the game didn’t behave as we expected because we had missed something from our actions. QuickCheck and actually playing the game and trying unusual things helped to ensure that there were no loopholes or bugs.<text:s/></text:p>
      <text:p text:style-name="P92"/>
      <text:p text:style-name="P93"/>
      <text:p text:style-name="P94"/>
      <text:p text:style-name="P95"/>
      <text:p text:style-name="P96"/>
      <text:p text:style-name="P97"/>
      <text:p text:style-name="P98"/>
      <text:p text:style-name="P99"/>
      <text:p text:style-name="P100"/>
      <text:soft-page-break/>
      <text:list text:style-name="LFO2" text:continue-numbering="true">
        <text:list-item>
          <text:p text:style-name="P101">Evaluation</text:p>
        </text:list-item>
      </text:list>
      <text:p text:style-name="P102"/>
      <text:p text:style-name="P103">Filler to assume that evaluation will be exactly 100 words</text:p>
      <text:p text:style-name="P104">Filler to assume that evaluation will be exactly 100 words</text:p>
      <text:p text:style-name="P105">Filler to assume that evaluation will be exactly 100 words</text:p>
      <text:p text:style-name="P106">Filler to assume that evaluation will be exactly 100 words</text:p>
      <text:p text:style-name="P107">Filler to assume that evaluation will be exactly 100 words</text:p>
      <text:p text:style-name="P108">Filler to assume that evaluation will be exactly 100 words</text:p>
      <text:p text:style-name="P109">Filler to assume that evaluation will be exactly 100 words</text:p>
      <text:p text:style-name="P110">Filler to assume that evaluation will be exactly 100 words</text:p>
      <text:p text:style-name="P111">Filler to assume that evaluation will be exactly 100 words</text:p>
      <text:p text:style-name="P112">Filler to assume that evaluation will be exactly 100 words</text:p>
      <text:p text:style-name="P113"/>
      <text:list text:style-name="LFO2" text:continue-numbering="true">
        <text:list-item>
          <text:p text:style-name="P114">Conclusion</text:p>
        </text:list-item>
      </text:list>
      <text:p text:style-name="P115"/>
      <text:p text:style-name="P116">Filler to assume that conclusion will be exactly 100 words</text:p>
      <text:p text:style-name="P117">Filler to assume that conclusion will be exactly 100 words</text:p>
      <text:p text:style-name="P118">Filler to assume that conclusion will be exactly 100 words</text:p>
      <text:p text:style-name="P119">Filler to assume that conclusion will be exactly 100 words</text:p>
      <text:p text:style-name="P120">Filler to assume that conclusion will be exactly 100 words</text:p>
      <text:p text:style-name="P121">Filler to assume that conclusion will be exactly 100 words</text:p>
      <text:p text:style-name="P122">Filler to assume that conclusion will be exactly 100 words</text:p>
      <text:p text:style-name="P123">Filler to assume that conclusion will be exactly 100 words</text:p>
      <text:p text:style-name="P124">Filler to assume that conclusion will be exactly 100 words</text:p>
      <text:p text:style-name="Standard"><text:span text:style-name="T125">Filler to assume that conclusion will be exactly 100 wor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Linux Libertine Display O" svg:font-family="Linux Libertine Display O"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left" style:position="2.0895in"/>
          <style:tab-stop style:type="left" style:position="3.652in"/>
          <style:tab-stop style:type="right" style:position="6.693in"/>
        </style:tab-stops>
      </style:paragraph-properties>
      <style:text-properties style:font-name="Linux Libertine Display O"/>
    </style:style>
  </office:automatic-styles>
  <office:master-styles>
    <style:master-page style:name="MP0" style:page-layout-name="PL0">
      <style:header>
        <text:p text:style-name="P2"><text:tab/><text:tab/></text:p>
      </style:header>
      <style:footer>
        <text:p text:style-name="Footer"><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a Cousins</dc:creator>
    <meta:creation-date>2024-02-06T17:44:00Z</meta:creation-date>
    <dc:date>2024-02-07T12:09:00Z</dc:date>
    <meta:template xlink:href="Normal.dotm" xlink:type="simple"/>
    <meta:editing-cycles>3</meta:editing-cycles>
    <meta:editing-duration>PT960S</meta:editing-duration>
    <meta:document-statistic meta:page-count="5" meta:paragraph-count="19" meta:word-count="1435" meta:character-count="9602" meta:row-count="68" meta:non-whitespace-character-count="8186"/>
  </office:meta>
</office:document-meta>
</file>